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HUAMAN QUISPE, GUILLERMIN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7337264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578682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HUAMAN QUISPE, GUILLERMIN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733726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4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4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34.18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136.7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36.7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ATOS PEKINES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69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3T22:33:52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